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ONZALO AMBROSIO OSCAR TEODO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006818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182390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OSCAR TEODORO GONZALO AMBROS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006818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1 823 90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06818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2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3/08/2021</text:p>
          </table:table-cell>
          <table:table-cell table:style-name="Tabla2.A3" office:value-type="string">
            <text:p text:style-name="P22">5545169</text:p>
          </table:table-cell>
          <table:table-cell table:style-name="Tabla2.D3" office:value-type="string">
            <text:p text:style-name="P23">2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1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0:53:2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